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1" style:family="table">
      <style:table-properties style:width="9.881cm" fo:margin-left="-0.191cm" table:align="left" style:writing-mode="lr-tb"/>
    </style:style>
    <style:style style:name="Tabell1.A" style:family="table-column">
      <style:table-column-properties style:column-width="4.941cm"/>
    </style:style>
    <style:style style:name="Tabell1.B" style:family="table-column">
      <style:table-column-properties style:column-width="4.939cm"/>
    </style:style>
    <style:style style:name="Tabell1.1" style:family="table-row">
      <style:table-row-properties style:min-row-height="0.524cm" style:keep-together="true" fo:keep-together="auto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1.2" style:family="table-row">
      <style:table-row-properties style:min-row-height="0.478cm" style:keep-together="true" fo:keep-together="auto"/>
    </style:style>
    <style:style style:name="Tabell1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1.3" style:family="table-row">
      <style:table-row-properties style:min-row-height="0.96cm" style:keep-together="true" fo:keep-together="auto"/>
    </style:style>
    <style:style style:name="Tabell1.A3" style:family="table-cell">
      <style:table-cell-properties style:vertical-align="middle" fo:padding-left="0.191cm" fo:padding-right="0.191cm" fo:padding-top="0cm" fo:padding-bottom="0cm" fo:border="none"/>
    </style:style>
    <style:style style:name="Tabell1.4" style:family="table-row">
      <style:table-row-properties style:min-row-height="1.046cm" style:keep-together="true" fo:keep-together="auto"/>
    </style:style>
    <style:style style:name="Tabell1.8" style:family="table-row">
      <style:table-row-properties style:min-row-height="1.092cm" style:keep-together="true" fo:keep-together="auto"/>
    </style:style>
    <style:style style:name="Tabell1.14" style:family="table-row">
      <style:table-row-properties style:min-row-height="1.004cm" style:keep-together="true" fo:keep-together="auto"/>
    </style:style>
    <style:style style:name="Tabell1.A1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2" style:family="table">
      <style:table-properties style:width="6.653cm" fo:margin-left="-0.191cm" table:align="left" style:writing-mode="lr-tb"/>
    </style:style>
    <style:style style:name="Tabell2.A" style:family="table-column">
      <style:table-column-properties style:column-width="3.327cm"/>
    </style:style>
    <style:style style:name="Tabell2.B" style:family="table-column">
      <style:table-column-properties style:column-width="3.325cm"/>
    </style:style>
    <style:style style:name="Tabell2.1" style:family="table-row">
      <style:table-row-properties style:min-row-height="0.527cm" style:keep-together="true" fo:keep-together="auto"/>
    </style:style>
    <style:style style:name="Tabell2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2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2.3" style:family="table-row">
      <style:table-row-properties style:min-row-height="0.577cm" style:keep-together="true" fo:keep-together="auto"/>
    </style:style>
    <style:style style:name="Tabell2.A3" style:family="table-cell">
      <style:table-cell-properties style:vertical-align="middle" fo:padding-left="0.191cm" fo:padding-right="0.191cm" fo:padding-top="0cm" fo:padding-bottom="0cm" fo:border="none"/>
    </style:style>
    <style:style style:name="Tabell2.5" style:family="table-row">
      <style:table-row-properties style:min-row-height="1.201cm" style:keep-together="true" fo:keep-together="auto"/>
    </style:style>
    <style:style style:name="Tabell2.A5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3" style:family="table">
      <style:table-properties style:width="10.164cm" table:align="center" style:writing-mode="lr-tb"/>
    </style:style>
    <style:style style:name="Tabell3.A" style:family="table-column">
      <style:table-column-properties style:column-width="5.082cm"/>
    </style:style>
    <style:style style:name="Tabell3.B" style:family="table-column">
      <style:table-column-properties style:column-width="5.08cm"/>
    </style:style>
    <style:style style:name="Tabell3.1" style:family="table-row">
      <style:table-row-properties style:min-row-height="0.496cm" style:keep-together="true" fo:keep-together="auto"/>
    </style:style>
    <style:style style:name="Tabell3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3.2" style:family="table-row">
      <style:table-row-properties style:min-row-height="0.949cm" style:keep-together="true" fo:keep-together="auto"/>
    </style:style>
    <style:style style:name="Tabell3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3.3" style:family="table-row">
      <style:table-row-properties style:min-row-height="0.907cm" style:keep-together="true" fo:keep-together="auto"/>
    </style:style>
    <style:style style:name="Tabell3.A3" style:family="table-cell">
      <style:table-cell-properties style:vertical-align="middle" fo:padding-left="0.191cm" fo:padding-right="0.191cm" fo:padding-top="0cm" fo:padding-bottom="0cm" fo:border="none"/>
    </style:style>
    <style:style style:name="Tabell3.13" style:family="table-row">
      <style:table-row-properties style:min-row-height="0.99cm" style:keep-together="true" fo:keep-together="auto"/>
    </style:style>
    <style:style style:name="Tabell3.14" style:family="table-row">
      <style:table-row-properties style:min-row-height="1.065cm" style:keep-together="true" fo:keep-together="auto"/>
    </style:style>
    <style:style style:name="Tabell3.A17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4" style:family="table">
      <style:table-properties style:width="16.247cm" fo:margin-left="-0.191cm" table:align="left" style:writing-mode="lr-tb"/>
    </style:style>
    <style:style style:name="Tabell4.A" style:family="table-column">
      <style:table-column-properties style:column-width="4.06cm"/>
    </style:style>
    <style:style style:name="Tabell4.B" style:family="table-column">
      <style:table-column-properties style:column-width="4.062cm"/>
    </style:style>
    <style:style style:name="Tabell4.1" style:family="table-row">
      <style:table-row-properties style:keep-together="true" fo:keep-together="auto"/>
    </style:style>
    <style:style style:name="Tabell4.A1" style:family="table-cell">
      <style:table-cell-properties fo:padding-left="0.191cm" fo:padding-right="0.191cm" fo:padding-top="0cm" fo:padding-bottom="0cm" fo:border-left="none" fo:border-right="none" fo:border-top="0.018cm solid #00000a" fo:border-bottom="0.018cm solid #00000a"/>
    </style:style>
    <style:style style:name="Tabell4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Tabell4.A3" style:family="table-cell">
      <style:table-cell-properties fo:padding-left="0.191cm" fo:padding-right="0.191cm" fo:padding-top="0cm" fo:padding-bottom="0cm" fo:border="none"/>
    </style:style>
    <style:style style:name="Tabell4.A1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Tabell5" style:family="table">
      <style:table-properties style:width="16.385cm" fo:margin-left="-0.191cm" table:align="left" style:writing-mode="lr-tb"/>
    </style:style>
    <style:style style:name="Tabell5.A" style:family="table-column">
      <style:table-column-properties style:column-width="4.036cm"/>
    </style:style>
    <style:style style:name="Tabell5.C" style:family="table-column">
      <style:table-column-properties style:column-width="6.119cm"/>
    </style:style>
    <style:style style:name="Tabell5.D" style:family="table-column">
      <style:table-column-properties style:column-width="2.193cm"/>
    </style:style>
    <style:style style:name="Tabell5.1" style:family="table-row">
      <style:table-row-properties style:keep-together="true" fo:keep-together="auto"/>
    </style:style>
    <style:style style:name="Tabell5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5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5.A3" style:family="table-cell">
      <style:table-cell-properties style:vertical-align="middle" fo:padding-left="0.191cm" fo:padding-right="0.191cm" fo:padding-top="0cm" fo:padding-bottom="0cm" fo:border="none"/>
    </style:style>
    <style:style style:name="Tabell5.A1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6" style:family="table">
      <style:table-properties style:width="16.249cm" fo:margin-left="-0.191cm" table:align="left" style:writing-mode="lr-tb"/>
    </style:style>
    <style:style style:name="Tabell6.A" style:family="table-column">
      <style:table-column-properties style:column-width="4.06cm"/>
    </style:style>
    <style:style style:name="Tabell6.B" style:family="table-column">
      <style:table-column-properties style:column-width="4.062cm"/>
    </style:style>
    <style:style style:name="Tabell6.C" style:family="table-column">
      <style:table-column-properties style:column-width="6.064cm"/>
    </style:style>
    <style:style style:name="Tabell6.D" style:family="table-column">
      <style:table-column-properties style:column-width="2.06cm"/>
    </style:style>
    <style:style style:name="Tabell6.1" style:family="table-row">
      <style:table-row-properties style:keep-together="true" fo:keep-together="auto"/>
    </style:style>
    <style:style style:name="Tabell6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6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6.A3" style:family="table-cell">
      <style:table-cell-properties style:vertical-align="middle" fo:padding-left="0.191cm" fo:padding-right="0.191cm" fo:padding-top="0cm" fo:padding-bottom="0cm" fo:border="none"/>
    </style:style>
    <style:style style:name="Tabell6.A9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Tabell7" style:family="table">
      <style:table-properties style:width="16.383cm" fo:margin-left="-0.191cm" table:align="left" style:writing-mode="lr-tb"/>
    </style:style>
    <style:style style:name="Tabell7.A" style:family="table-column">
      <style:table-column-properties style:column-width="2.438cm"/>
    </style:style>
    <style:style style:name="Tabell7.B" style:family="table-column">
      <style:table-column-properties style:column-width="5.752cm"/>
    </style:style>
    <style:style style:name="Tabell7.C" style:family="table-column">
      <style:table-column-properties style:column-width="5.5cm"/>
    </style:style>
    <style:style style:name="Tabell7.D" style:family="table-column">
      <style:table-column-properties style:column-width="2.692cm"/>
    </style:style>
    <style:style style:name="Tabell7.1" style:family="table-row">
      <style:table-row-properties style:keep-together="true" fo:keep-together="auto"/>
    </style:style>
    <style:style style:name="Tabell7.A1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ell7.A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Tabell7.A3" style:family="table-cell">
      <style:table-cell-properties style:vertical-align="middle" fo:padding-left="0.191cm" fo:padding-right="0.191cm" fo:padding-top="0cm" fo:padding-bottom="0cm" fo:border="none"/>
    </style:style>
    <style:style style:name="Tabell7.A8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color="#000000" style:font-name="Cambria Math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000000" style:font-name="Cambria Math"/>
    </style:style>
    <style:style style:name="P5" style:family="paragraph" style:parent-style-name="Standard">
      <style:text-properties fo:color="#000000" style:font-name="Cambria Math" fo:font-size="8pt" style:font-size-asian="8pt" style:font-size-complex="8pt"/>
    </style:style>
    <style:style style:name="P6" style:family="paragraph" style:parent-style-name="Standard">
      <style:text-properties fo:color="#000000" style:font-name="Cambria Math" style:font-name-complex="F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Cambria Math"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Cambria Math" fo:font-size="8pt" fo:font-weight="bold" style:font-name-asian="Calibri1" style:font-size-asian="8pt" style:font-weight-asian="bold" style:font-name-complex="Times New Roman" style:font-size-complex="8pt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Cambria Math" fo:font-size="8pt" style:font-size-asian="8pt" style:font-size-complex="8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mbria Math" fo:font-size="8pt" style:font-size-asian="8pt" style:font-size-complex="8pt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Cambria Math" fo:font-size="8pt" style:font-name-asian="Calibri1" style:font-size-asian="8pt" style:font-name-complex="Times New Roman" style:font-size-complex="8pt"/>
    </style:style>
    <style:style style:name="P15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color="#000000" style:font-name="Cambria Math" fo:font-size="18pt" style:font-size-asian="18pt" style:font-size-complex="18pt"/>
    </style:style>
    <style:style style:name="T2" style:family="text">
      <style:text-properties fo:color="#000000" style:font-name="Cambria Math" fo:font-size="12pt" style:font-size-asian="12pt" style:font-size-complex="12pt"/>
    </style:style>
    <style:style style:name="T3" style:family="text">
      <style:text-properties fo:color="#000000" style:font-name="Cambria Math" fo:font-size="12pt" style:font-size-asian="12pt" style:font-name-complex="F" style:font-size-complex="12pt"/>
    </style:style>
    <style:style style:name="T4" style:family="text">
      <style:text-properties fo:color="#000000" style:font-name="Cambria Math" fo:font-size="10pt" style:font-size-asian="10pt" style:font-size-complex="10pt"/>
    </style:style>
    <style:style style:name="T5" style:family="text">
      <style:text-properties fo:color="#000000" style:font-name="Cambria Math" fo:font-size="10pt" style:font-size-asian="10pt" style:font-name-complex="F" style:font-size-complex="10pt"/>
    </style:style>
    <style:style style:name="T6" style:family="text">
      <style:text-properties fo:color="#000000" style:font-name="Cambria Math" fo:font-size="8pt" style:font-size-asian="8pt" style:font-size-complex="8pt"/>
    </style:style>
    <style:style style:name="T7" style:family="text">
      <style:text-properties fo:color="#000000" style:font-name="Cambria Math" fo:font-size="8pt" style:font-size-asian="8pt" style:font-name-complex="F" style:font-size-complex="8pt"/>
    </style:style>
    <style:style style:name="T8" style:family="text">
      <style:text-properties fo:color="#000000" style:font-name="Cambria Math" fo:font-size="8pt" fo:font-weight="bold" style:font-size-asian="8pt" style:font-weight-asian="bold" style:font-name-complex="F" style:font-size-complex="8pt"/>
    </style:style>
    <style:style style:name="T9" style:family="text">
      <style:text-properties fo:color="#000000" style:font-name="Cambria Math" fo:font-size="8pt" fo:font-weight="bold" style:font-size-asian="8pt" style:font-weight-asian="bold" style:font-size-complex="8pt"/>
    </style:style>
    <style:style style:name="T10" style:family="text">
      <style:text-properties fo:color="#000000" style:font-name="Cambria Math" fo:font-size="8pt" style:font-name-asian="Calibri1" style:font-size-asian="8pt" style:font-name-complex="Times New Roman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Transformer</text:span></text:p>
      <text:h text:style-name="P1" text:outline-level="1"><text:span text:style-name="T2">Derivatan</text:span></text:h>
      <text:h text:style-name="Heading_20_2" text:outline-level="2"><text:span text:style-name="T4">Definition</text:span></text:h>
      <text:p text:style-name="Standard"><text:span text:style-name="T7">D[f(x)]=limh→0fx+h-f(x)h</text:span></text:p>
      <text:p text:style-name="Standard"><text:span text:style-name="T8">Central differenskvot för Numerisk derivering</text:span></text:p>
      <text:p text:style-name="P3"><text:span text:style-name="T7">D[f(a)]≈limh→0fa+h-f(a-h)2h</text:span></text:p>
      <text:p text:style-name="P3"><text:span text:style-name="T7">Där ”a” är ett närmevärde till x. dvs. x=a</text:span></text:p>
      <text:h text:style-name="Heading_20_2" text:outline-level="2"><text:span text:style-name="T5">Beteckningar</text:span></text:h>
      <text:p text:style-name="P3"><text:span text:style-name="T7">Förstaderivatan: Dfx,Dfx, dydx,f'x, f'</text:span></text:p>
      <text:p text:style-name="P3"><text:span text:style-name="T7">Andraderivatan:D2fx, D2fx,d2ydx2, f''x, f''</text:span></text:p>
      <text:h text:style-name="Heading_20_2" text:outline-level="2"><text:span text:style-name="T5">räkneregler</text:span></text:h>
      <table:table table:name="Tabell1" table:style-name="Tabell1">
        <table:table-column table:style-name="Tabell1.A"/>
        <table:table-column table:style-name="Tabell1.B"/>
        <table:table-row table:style-name="Tabell1.1">
          <table:table-cell table:style-name="Tabell1.A1" office:value-type="string">
            <text:p text:style-name="P8"><text:span text:style-name="T9">Funktion</text:span></text:p>
          </table:table-cell>
          <table:table-cell table:style-name="Tabell1.A1" office:value-type="string">
            <text:p text:style-name="P8"><text:span text:style-name="T9">Derivata</text:span></text:p>
          </table:table-cell>
        </table:table-row>
        <table:table-row table:style-name="Tabell1.2">
          <table:table-cell table:style-name="Tabell1.A2" office:value-type="string">
            <text:p text:style-name="P8"><text:span text:style-name="T6">xa,a är reellt</text:span></text:p>
          </table:table-cell>
          <table:table-cell table:style-name="Tabell1.A2" office:value-type="string">
            <text:p text:style-name="P8"><text:span text:style-name="T6">axa-1</text:span></text:p>
          </table:table-cell>
        </table:table-row>
        <table:table-row table:style-name="Tabell1.3">
          <table:table-cell table:style-name="Tabell1.A3" office:value-type="string">
            <text:p text:style-name="P8"><text:span text:style-name="T6">1x</text:span></text:p>
          </table:table-cell>
          <table:table-cell table:style-name="Tabell1.A3" office:value-type="string">
            <text:p text:style-name="P8"><text:span text:style-name="T6">-1x2</text:span></text:p>
          </table:table-cell>
        </table:table-row>
        <table:table-row table:style-name="Tabell1.4">
          <table:table-cell table:style-name="Tabell1.A3" office:value-type="string">
            <text:p text:style-name="P8"><text:span text:style-name="T6">2x</text:span></text:p>
          </table:table-cell>
          <table:table-cell table:style-name="Tabell1.A3" office:value-type="string">
            <text:p text:style-name="P8"><text:span text:style-name="T6">122x</text:span></text:p>
          </table:table-cell>
        </table:table-row>
        <table:table-row table:style-name="Tabell1.1">
          <table:table-cell table:style-name="Tabell1.A3" office:value-type="string">
            <text:p text:style-name="P8"><text:span text:style-name="T6">ex</text:span></text:p>
          </table:table-cell>
          <table:table-cell table:style-name="Tabell1.A3" office:value-type="string">
            <text:p text:style-name="P8"><text:span text:style-name="T6">ex</text:span></text:p>
          </table:table-cell>
        </table:table-row>
        <table:table-row table:style-name="Tabell1.1">
          <table:table-cell table:style-name="Tabell1.A3" office:value-type="string">
            <text:p text:style-name="P8"><text:span text:style-name="T6">ax, a&gt;0</text:span></text:p>
          </table:table-cell>
          <table:table-cell table:style-name="Tabell1.A3" office:value-type="string">
            <text:p text:style-name="P8"><text:span text:style-name="T6">axln(a)</text:span></text:p>
          </table:table-cell>
        </table:table-row>
        <table:table-row table:style-name="Tabell1.3">
          <table:table-cell table:style-name="Tabell1.A3" office:value-type="string">
            <text:p text:style-name="P8"><text:span text:style-name="T6">lnx,x&gt;0</text:span></text:p>
          </table:table-cell>
          <table:table-cell table:style-name="Tabell1.A3" office:value-type="string">
            <text:p text:style-name="P8"><text:span text:style-name="T6">1x</text:span></text:p>
          </table:table-cell>
        </table:table-row>
        <table:table-row table:style-name="Tabell1.8">
          <table:table-cell table:style-name="Tabell1.A3" office:value-type="string">
            <text:p text:style-name="P8"><text:span text:style-name="T6">logax, x&gt;0</text:span></text:p>
          </table:table-cell>
          <table:table-cell table:style-name="Tabell1.A3" office:value-type="string">
            <text:p text:style-name="P8"><text:span text:style-name="T6">loga(e)x=1xln(a)</text:span></text:p>
          </table:table-cell>
        </table:table-row>
        <table:table-row table:style-name="Tabell1.1">
          <table:table-cell table:style-name="Tabell1.A3" office:value-type="string">
            <text:p text:style-name="P8"><text:span text:style-name="T6">sin(x)</text:span></text:p>
          </table:table-cell>
          <table:table-cell table:style-name="Tabell1.A3" office:value-type="string">
            <text:p text:style-name="P8"><text:span text:style-name="T6">cos(x)</text:span></text:p>
          </table:table-cell>
        </table:table-row>
        <table:table-row table:style-name="Tabell1.2">
          <table:table-cell table:style-name="Tabell1.A3" office:value-type="string">
            <text:p text:style-name="P8"><text:span text:style-name="T6">cos(x)</text:span></text:p>
          </table:table-cell>
          <table:table-cell table:style-name="Tabell1.A3" office:value-type="string">
            <text:p text:style-name="P8"><text:span text:style-name="T6">-sin(x)</text:span></text:p>
          </table:table-cell>
        </table:table-row>
        <table:table-row table:style-name="Tabell1.8">
          <table:table-cell table:style-name="Tabell1.A3" office:value-type="string">
            <text:p text:style-name="P8"><text:span text:style-name="T6">tan(x)</text:span></text:p>
          </table:table-cell>
          <table:table-cell table:style-name="Tabell1.A3" office:value-type="string">
            <text:p text:style-name="P8"><text:span text:style-name="T6">1+tan2x=1cos2(x)</text:span></text:p>
          </table:table-cell>
        </table:table-row>
        <table:table-row table:style-name="Tabell1.8">
          <table:table-cell table:style-name="Tabell1.A3" office:value-type="string">
            <text:p text:style-name="P8"><text:span text:style-name="T6">arcsin⁡(x)</text:span></text:p>
          </table:table-cell>
          <table:table-cell table:style-name="Tabell1.A3" office:value-type="string">
            <text:p text:style-name="P8"><text:span text:style-name="T6">121-x2, -1&lt;x&lt;1</text:span></text:p>
          </table:table-cell>
        </table:table-row>
        <table:table-row table:style-name="Tabell1.8">
          <table:table-cell table:style-name="Tabell1.A3" office:value-type="string">
            <text:p text:style-name="P8"><text:span text:style-name="T6">arccos⁡(x)</text:span></text:p>
          </table:table-cell>
          <table:table-cell table:style-name="Tabell1.A3" office:value-type="string">
            <text:p text:style-name="P8"><text:span text:style-name="T6">-121-x2, -1&lt;x&lt;1</text:span></text:p>
          </table:table-cell>
        </table:table-row>
        <table:table-row table:style-name="Tabell1.14">
          <table:table-cell table:style-name="Tabell1.A14" office:value-type="string">
            <text:p text:style-name="P8"><text:span text:style-name="T6">arctan⁡(x)</text:span></text:p>
          </table:table-cell>
          <table:table-cell table:style-name="Tabell1.A14" office:value-type="string">
            <text:p text:style-name="P8"><text:span text:style-name="T6">11+x2</text:span></text:p>
          </table:table-cell>
        </table:table-row>
      </table:table>
      <text:p text:style-name="Standard"><text:span text:style-name="T8">Kedjeregeln</text:span></text:p>
      <text:p text:style-name="Standard"><text:span text:style-name="T7">Omfx=ax, och ax=bx, dvs.fx=a(b(x)) gäller</text:span></text:p>
      <text:p text:style-name="Standard"><text:span text:style-name="T7">Dfx=Da(x)∙Dbx,dvs yttrederivatan ∙inrederivatan</text:span></text:p>
      <table:table table:name="Tabell2" table:style-name="Tabell2">
        <table:table-column table:style-name="Tabell2.A"/>
        <table:table-column table:style-name="Tabell2.B"/>
        <table:table-row table:style-name="Tabell2.1">
          <table:table-cell table:style-name="Tabell2.A1" office:value-type="string">
            <text:p text:style-name="P8"><text:span text:style-name="T9">Funktion</text:span></text:p>
          </table:table-cell>
          <table:table-cell table:style-name="Tabell2.A1" office:value-type="string">
            <text:p text:style-name="P8"><text:span text:style-name="T9">Derivata</text:span></text:p>
          </table:table-cell>
        </table:table-row>
        <table:table-row table:style-name="Tabell2.1">
          <table:table-cell table:style-name="Tabell2.A2" office:value-type="string">
            <text:p text:style-name="P8"><text:span text:style-name="T6">sin(kx)</text:span></text:p>
          </table:table-cell>
          <table:table-cell table:style-name="Tabell2.A2" office:value-type="string">
            <text:p text:style-name="P8"><text:span text:style-name="T6">cos(kx)∙k</text:span></text:p>
          </table:table-cell>
        </table:table-row>
        <table:table-row table:style-name="Tabell2.3">
          <table:table-cell table:style-name="Tabell2.A3" office:value-type="string">
            <text:p text:style-name="P8"><text:span text:style-name="T6">eu(x)</text:span></text:p>
          </table:table-cell>
          <table:table-cell table:style-name="Tabell2.A3" office:value-type="string">
            <text:p text:style-name="P8"><text:span text:style-name="T6">eu(x)∙u'(x)</text:span></text:p>
          </table:table-cell>
        </table:table-row>
        <text:soft-page-break/>
        <table:table-row table:style-name="Tabell2.3">
          <table:table-cell table:style-name="Tabell2.A3" office:value-type="string">
            <text:p text:style-name="P8"><text:span text:style-name="T6">(u(x))n</text:span></text:p>
          </table:table-cell>
          <table:table-cell table:style-name="Tabell2.A3" office:value-type="string">
            <text:p text:style-name="P8"><text:span text:style-name="T6">n(u(x))n-1∙u'(x)</text:span></text:p>
          </table:table-cell>
        </table:table-row>
        <table:table-row table:style-name="Tabell2.5">
          <table:table-cell table:style-name="Tabell2.A5" office:value-type="string">
            <text:p text:style-name="P8"><text:span text:style-name="T6">ku(x)</text:span></text:p>
          </table:table-cell>
          <table:table-cell table:style-name="Tabell2.A5" office:value-type="string">
            <text:p text:style-name="P8"><text:span text:style-name="T6">-k(u(x))2∙u'(x)</text:span></text:p>
          </table:table-cell>
        </table:table-row>
      </table:table>
      <text:p text:style-name="P5"/>
      <text:p text:style-name="Standard"><text:span text:style-name="T6">Om V=4πr33</text:span><text:span text:style-name="T7">och r är en funktion av t, så är</text:span></text:p>
      <text:p text:style-name="Standard"><text:span text:style-name="T7">dVdt=dVdr∙drdt=4π3∙3r2∙drdt</text:span></text:p>
      <text:p text:style-name="Standard"><text:span text:style-name="T8">Produktregeln</text:span></text:p>
      <text:p text:style-name="Standard"><text:span text:style-name="T7">Om f(x)=a(x)∙b(x)så är</text:span></text:p>
      <text:p text:style-name="Standard"><text:span text:style-name="T7">Dfx=a'x∙bx+a(x)∙b'(x)</text:span></text:p>
      <text:p text:style-name="Standard"><text:span text:style-name="T8">Kvotregeln</text:span></text:p>
      <text:p text:style-name="Standard"><text:span text:style-name="T7">Om fx=a(x)b(x)så är</text:span></text:p>
      <text:p text:style-name="Standard"><text:span text:style-name="T7">Dfx=a'x∙bx-a(x)∙b'(x)b(x)2</text:span></text:p>
      <text:p text:style-name="P5"/>
      <text:h text:style-name="P1" text:outline-level="1"><text:span text:style-name="T2">Integralen</text:span></text:h>
      <text:h text:style-name="Heading_20_2" text:outline-level="2"><text:span text:style-name="T4">Definition</text:span></text:h>
      <text:p text:style-name="Standard"><text:span text:style-name="T7">Ifx=D-1[f(x)]</text:span></text:p>
      <text:h text:style-name="Heading_20_2" text:outline-level="2"><text:span text:style-name="T5">Beteckningar</text:span></text:h>
      <text:p text:style-name="Standard"><text:span text:style-name="T6">Primitivfunktion: Ifx, Ifx,fxdx, F(x) </text:span></text:p>
      <text:h text:style-name="Heading_20_2" text:outline-level="2"><text:span text:style-name="T4">Räkneregler </text:span></text:h>
      <text:p text:style-name="Standard"><text:span text:style-name="T9">Partiell integration</text:span></text:p>
      <text:p text:style-name="Standard"><text:span text:style-name="T6">Om fx= a(x)∙b(x)</text:span><text:span text:style-name="T7">då är det möjligt att göra följande</text:span></text:p>
      <text:p text:style-name="Standard"><text:span text:style-name="T7">Ifx=ax∙Ibx-I[D[a(x)]∙b(x)]</text:span></text:p>
      <text:p text:style-name="Standard"><text:span text:style-name="T8">Variabelsubstitution</text:span></text:p>
      <text:p text:style-name="Standard"><text:span text:style-name="T7">Ifx, y=ux,yy=x,Dyy↔I[f(y)∙Dy]</text:span></text:p>
      <table:table table:name="Tabell3" table:style-name="Tabell3">
        <table:table-column table:style-name="Tabell3.A"/>
        <table:table-column table:style-name="Tabell3.B"/>
        <table:table-row table:style-name="Tabell3.1">
          <table:table-cell table:style-name="Tabell3.A1" office:value-type="string">
            <text:p text:style-name="P8"><text:span text:style-name="T9">Funktion</text:span></text:p>
          </table:table-cell>
          <table:table-cell table:style-name="Tabell3.A1" office:value-type="string">
            <text:p text:style-name="P8"><text:span text:style-name="T9">Intergral</text:span></text:p>
          </table:table-cell>
        </table:table-row>
        <table:table-row table:style-name="Tabell3.2">
          <table:table-cell table:style-name="Tabell3.A2" office:value-type="string">
            <text:p text:style-name="P8"><text:span text:style-name="T6">xa,a≠-1</text:span></text:p>
          </table:table-cell>
          <table:table-cell table:style-name="Tabell3.A2" office:value-type="string">
            <text:p text:style-name="P8"><text:span text:style-name="T6">xa+1a+1+C</text:span></text:p>
          </table:table-cell>
        </table:table-row>
        <table:table-row table:style-name="Tabell3.3">
          <table:table-cell table:style-name="Tabell3.A3" office:value-type="string">
            <text:p text:style-name="P8"><text:span text:style-name="T6">1x</text:span></text:p>
          </table:table-cell>
          <table:table-cell table:style-name="Tabell3.A3" office:value-type="string">
            <text:p text:style-name="P8"><text:span text:style-name="T6">lnx+C</text:span></text:p>
          </table:table-cell>
        </table:table-row>
        <table:table-row table:style-name="Tabell3.3">
          <table:table-cell table:style-name="Tabell3.A3" office:value-type="string">
            <text:p text:style-name="P8"><text:span text:style-name="T6">1x2</text:span></text:p>
          </table:table-cell>
          <table:table-cell table:style-name="Tabell3.A3" office:value-type="string">
            <text:p text:style-name="P8"><text:span text:style-name="T6">-1x+C</text:span></text:p>
          </table:table-cell>
        </table:table-row>
        <table:table-row table:style-name="Tabell3.3">
          <table:table-cell table:style-name="Tabell3.A3" office:value-type="string">
            <text:p text:style-name="P8"><text:span text:style-name="T6">1x-a</text:span></text:p>
          </table:table-cell>
          <table:table-cell table:style-name="Tabell3.A3" office:value-type="string">
            <text:p text:style-name="P8"><text:span text:style-name="T6">lnx-a+C</text:span></text:p>
          </table:table-cell>
        </table:table-row>
        <table:table-row table:style-name="Tabell3.1">
          <table:table-cell table:style-name="Tabell3.A3" office:value-type="string">
            <text:p text:style-name="P8"><text:span text:style-name="T6">sin (x)</text:span></text:p>
          </table:table-cell>
          <table:table-cell table:style-name="Tabell3.A3" office:value-type="string">
            <text:p text:style-name="P8"><text:span text:style-name="T6">-cosx+C</text:span></text:p>
          </table:table-cell>
        </table:table-row>
        <table:table-row table:style-name="Tabell3.2">
          <table:table-cell table:style-name="Tabell3.A3" office:value-type="string">
            <text:p text:style-name="P8"><text:span text:style-name="T6">sin(kx)</text:span></text:p>
          </table:table-cell>
          <table:table-cell table:style-name="Tabell3.A3" office:value-type="string">
            <text:p text:style-name="P8"><text:span text:style-name="T6">-cos(kx)k+C</text:span></text:p>
          </table:table-cell>
        </table:table-row>
        <table:table-row table:style-name="Tabell3.1">
          <table:table-cell table:style-name="Tabell3.A3" office:value-type="string">
            <text:p text:style-name="P8"><text:span text:style-name="T6">cos(x)</text:span></text:p>
          </table:table-cell>
          <table:table-cell table:style-name="Tabell3.A3" office:value-type="string">
            <text:p text:style-name="P8"><text:span text:style-name="T6">sinx+C</text:span></text:p>
          </table:table-cell>
        </table:table-row>
        <table:table-row table:style-name="Tabell3.3">
          <table:table-cell table:style-name="Tabell3.A3" office:value-type="string">
            <text:p text:style-name="P8"><text:span text:style-name="T6">cos(kx)</text:span></text:p>
          </table:table-cell>
          <table:table-cell table:style-name="Tabell3.A3" office:value-type="string">
            <text:p text:style-name="P8"><text:span text:style-name="T6">sin(kx)k+C</text:span></text:p>
          </table:table-cell>
        </table:table-row>
        <text:soft-page-break/>
        <table:table-row table:style-name="Tabell3.3">
          <table:table-cell table:style-name="Tabell3.A3" office:value-type="string">
            <text:p text:style-name="P8"><text:span text:style-name="T6">sin2(x)</text:span></text:p>
          </table:table-cell>
          <table:table-cell table:style-name="Tabell3.A3" office:value-type="string">
            <text:p text:style-name="P8"><text:span text:style-name="T6">x-sin(x)∙cos(x)2+C</text:span></text:p>
          </table:table-cell>
        </table:table-row>
        <table:table-row table:style-name="Tabell3.2">
          <table:table-cell table:style-name="Tabell3.A3" office:value-type="string">
            <text:p text:style-name="P8"><text:span text:style-name="T6">cos2(x)</text:span></text:p>
          </table:table-cell>
          <table:table-cell table:style-name="Tabell3.A3" office:value-type="string">
            <text:p text:style-name="P8"><text:span text:style-name="T6">x+sin(x)∙cos(x)2+C</text:span></text:p>
          </table:table-cell>
        </table:table-row>
        <table:table-row table:style-name="Tabell3.2">
          <table:table-cell table:style-name="Tabell3.A3" office:value-type="string">
            <text:p text:style-name="P8"><text:span text:style-name="T6">11+x2</text:span></text:p>
          </table:table-cell>
          <table:table-cell table:style-name="Tabell3.A3" office:value-type="string">
            <text:p text:style-name="P8"><text:span text:style-name="T6">arctanx+C</text:span></text:p>
          </table:table-cell>
        </table:table-row>
        <table:table-row table:style-name="Tabell3.13">
          <table:table-cell table:style-name="Tabell3.A3" office:value-type="string">
            <text:p text:style-name="P8"><text:span text:style-name="T6">121-x2</text:span></text:p>
          </table:table-cell>
          <table:table-cell table:style-name="Tabell3.A3" office:value-type="string">
            <text:p text:style-name="P8"><text:span text:style-name="T6">arcsinx+C</text:span></text:p>
          </table:table-cell>
        </table:table-row>
        <table:table-row table:style-name="Tabell3.14">
          <table:table-cell table:style-name="Tabell3.A3" office:value-type="string">
            <text:p text:style-name="P8"><text:span text:style-name="T6">ex</text:span></text:p>
          </table:table-cell>
          <table:table-cell table:style-name="Tabell3.A3" office:value-type="string">
            <text:p text:style-name="P8"><text:span text:style-name="T6">ex+C</text:span></text:p>
          </table:table-cell>
        </table:table-row>
        <table:table-row table:style-name="Tabell3.13">
          <table:table-cell table:style-name="Tabell3.A3" office:value-type="string">
            <text:p text:style-name="P8"><text:span text:style-name="T10">ekx</text:span></text:p>
          </table:table-cell>
          <table:table-cell table:style-name="Tabell3.A3" office:value-type="string">
            <text:p text:style-name="P8"><text:span text:style-name="T6">ekxk+C</text:span></text:p>
          </table:table-cell>
        </table:table-row>
        <table:table-row table:style-name="Tabell3.13">
          <table:table-cell table:style-name="Tabell3.A3" office:value-type="string">
            <text:p text:style-name="P8"><text:span text:style-name="T10">ax=exln(a)</text:span></text:p>
          </table:table-cell>
          <table:table-cell table:style-name="Tabell3.A3" office:value-type="string">
            <text:p text:style-name="P8"><text:span text:style-name="T6">axln(a)+C</text:span></text:p>
          </table:table-cell>
        </table:table-row>
        <table:table-row table:style-name="Tabell3.1">
          <table:table-cell table:style-name="Tabell3.A17" office:value-type="string">
            <text:p text:style-name="P8"><text:span text:style-name="T10">ln(x)</text:span></text:p>
          </table:table-cell>
          <table:table-cell table:style-name="Tabell3.A17" office:value-type="string">
            <text:p text:style-name="P8"><text:span text:style-name="T6">x∙lnx-x+C</text:span></text:p>
          </table:table-cell>
        </table:table-row>
      </table:table>
      <text:p text:style-name="P5"/>
      <text:h text:style-name="P1" text:outline-level="1"><text:span text:style-name="T2">Fouriertransformen</text:span></text:h>
      <text:h text:style-name="Heading_20_2" text:outline-level="2"><text:span text:style-name="T4">Defenition</text:span></text:h>
      <text:p text:style-name="Standard"><text:span text:style-name="T6">Fft=-∞∞f(t)e-iωtdt</text:span></text:p>
      <text:h text:style-name="Heading_20_2" text:outline-level="2"><text:span text:style-name="T4">Beteckning</text:span></text:h>
      <text:p text:style-name="Standard"><text:span text:style-name="T6">Fouriertransform: Fft,f(ω)</text:span></text:p>
      <table:table table:name="Tabell4" table:style-name="Tabell4">
        <table:table-column table:style-name="Tabell4.A"/>
        <table:table-column table:style-name="Tabell4.B" table:number-columns-repeated="2"/>
        <table:table-column table:style-name="Tabell4.A"/>
        <table:table-row table:style-name="Tabell4.1">
          <table:table-cell table:style-name="Tabell4.A1" office:value-type="string">
            <text:p text:style-name="P8"><text:span text:style-name="T9">Räkneregler</text:span></text:p>
          </table:table-cell>
          <table:table-cell table:style-name="Tabell4.A1" office:value-type="string">
            <text:p text:style-name="P8"><text:span text:style-name="T9">f(t)</text:span></text:p>
          </table:table-cell>
          <table:table-cell table:style-name="Tabell4.A1" office:value-type="string">
            <text:p text:style-name="P8"><text:span text:style-name="T9">f(ω)</text:span></text:p>
          </table:table-cell>
          <table:table-cell table:style-name="Tabell4.A1" office:value-type="string">
            <text:p text:style-name="P10"/>
          </table:table-cell>
        </table:table-row>
        <table:table-row table:style-name="Tabell4.1">
          <table:table-cell table:style-name="Tabell4.A2" office:value-type="string">
            <text:p text:style-name="P8"><text:span text:style-name="T6">Fourierintegral</text:span></text:p>
          </table:table-cell>
          <table:table-cell table:style-name="Tabell4.A2" office:value-type="string">
            <text:p text:style-name="P8"><text:span text:style-name="T6">f(t)</text:span></text:p>
          </table:table-cell>
          <table:table-cell table:style-name="Tabell4.A2" office:value-type="string">
            <text:p text:style-name="P8"><text:span text:style-name="T6">-∞∞f(t)e-iωtdt</text:span></text:p>
          </table:table-cell>
          <table:table-cell table:style-name="Tabell4.A2" office:value-type="string">
            <text:p text:style-name="P8"><text:span text:style-name="T6">F1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Inversformel </text:span></text:p>
          </table:table-cell>
          <table:table-cell table:style-name="Tabell4.A3" office:value-type="string">
            <text:p text:style-name="P8"><text:span text:style-name="T6">12π-∞∞f(ω)eiωtdω</text:span></text:p>
          </table:table-cell>
          <table:table-cell table:style-name="Tabell4.A3" office:value-type="string">
            <text:p text:style-name="P8"><text:span text:style-name="T6">f(ω)</text:span></text:p>
          </table:table-cell>
          <table:table-cell table:style-name="Tabell4.A3" office:value-type="string">
            <text:p text:style-name="P8"><text:span text:style-name="T6">F2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Linearitet</text:span></text:p>
          </table:table-cell>
          <table:table-cell table:style-name="Tabell4.A3" office:value-type="string">
            <text:p text:style-name="P8"><text:span text:style-name="T6">aft+bg(t)</text:span></text:p>
          </table:table-cell>
          <table:table-cell table:style-name="Tabell4.A3" office:value-type="string">
            <text:p text:style-name="P8"><text:span text:style-name="T6">afω+bg(ω)</text:span></text:p>
          </table:table-cell>
          <table:table-cell table:style-name="Tabell4.A3" office:value-type="string">
            <text:p text:style-name="P8"><text:span text:style-name="T6">F3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Skalning</text:span></text:p>
          </table:table-cell>
          <table:table-cell table:style-name="Tabell4.A3" office:value-type="string">
            <text:p text:style-name="P8"><text:span text:style-name="T6">fat(a≠0)</text:span></text:p>
          </table:table-cell>
          <table:table-cell table:style-name="Tabell4.A3" office:value-type="string">
            <text:p text:style-name="P8"><text:span text:style-name="T6">1af(ωa)</text:span></text:p>
          </table:table-cell>
          <table:table-cell table:style-name="Tabell4.A3" office:value-type="string">
            <text:p text:style-name="P8"><text:span text:style-name="T6">F4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Teckenbyte </text:span></text:p>
          </table:table-cell>
          <table:table-cell table:style-name="Tabell4.A3" office:value-type="string">
            <text:p text:style-name="P8"><text:span text:style-name="T6">f(-t)</text:span></text:p>
          </table:table-cell>
          <table:table-cell table:style-name="Tabell4.A3" office:value-type="string">
            <text:p text:style-name="P8"><text:span text:style-name="T6">f(-ω)</text:span></text:p>
          </table:table-cell>
          <table:table-cell table:style-name="Tabell4.A3" office:value-type="string">
            <text:p text:style-name="P8"><text:span text:style-name="T6">F5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Koplexkonjugat </text:span></text:p>
          </table:table-cell>
          <table:table-cell table:style-name="Tabell4.A3" office:value-type="string">
            <text:p text:style-name="P8"><text:span text:style-name="T6">f(t)</text:span></text:p>
          </table:table-cell>
          <table:table-cell table:style-name="Tabell4.A3" office:value-type="string">
            <text:p text:style-name="P8"><text:span text:style-name="T6">f(-ω)</text:span></text:p>
          </table:table-cell>
          <table:table-cell table:style-name="Tabell4.A3" office:value-type="string">
            <text:p text:style-name="P8"><text:span text:style-name="T6">F6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Tidsförskjutning </text:span></text:p>
          </table:table-cell>
          <table:table-cell table:style-name="Tabell4.A3" office:value-type="string">
            <text:p text:style-name="P8"><text:span text:style-name="T6">f(t-T)</text:span></text:p>
          </table:table-cell>
          <table:table-cell table:style-name="Tabell4.A3" office:value-type="string">
            <text:p text:style-name="P8"><text:span text:style-name="T6">e-iωTf(ω)</text:span></text:p>
          </table:table-cell>
          <table:table-cell table:style-name="Tabell4.A3" office:value-type="string">
            <text:p text:style-name="P8"><text:span text:style-name="T6">F7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Frekvensförskjutning</text:span></text:p>
          </table:table-cell>
          <table:table-cell table:style-name="Tabell4.A3" office:value-type="string">
            <text:p text:style-name="P8"><text:span text:style-name="T6">eiΩtf(t)</text:span></text:p>
          </table:table-cell>
          <table:table-cell table:style-name="Tabell4.A3" office:value-type="string">
            <text:p text:style-name="P8"><text:span text:style-name="T6">f(ω-Ω)</text:span></text:p>
          </table:table-cell>
          <table:table-cell table:style-name="Tabell4.A3" office:value-type="string">
            <text:p text:style-name="P8"><text:span text:style-name="T6">F8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Ampl.modulering</text:span></text:p>
          </table:table-cell>
          <table:table-cell table:style-name="Tabell4.A3" office:value-type="string">
            <text:p text:style-name="P8"><text:span text:style-name="T6">f(t)cosΩt</text:span></text:p>
          </table:table-cell>
          <table:table-cell table:style-name="Tabell4.A3" office:value-type="string">
            <text:p text:style-name="P8"><text:span text:style-name="T6">fω-Ω+f(ω+Ω)2</text:span></text:p>
          </table:table-cell>
          <table:table-cell table:style-name="Tabell4.A3" office:value-type="string">
            <text:p text:style-name="P8"><text:span text:style-name="T6">F9a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Ampl.modulering</text:span></text:p>
          </table:table-cell>
          <table:table-cell table:style-name="Tabell4.A3" office:value-type="string">
            <text:p text:style-name="P8"><text:span text:style-name="T6">f(t)sinΩt</text:span></text:p>
          </table:table-cell>
          <table:table-cell table:style-name="Tabell4.A3" office:value-type="string">
            <text:p text:style-name="P8"><text:span text:style-name="T6">fω-Ω-f(ω+Ω)2i</text:span></text:p>
          </table:table-cell>
          <table:table-cell table:style-name="Tabell4.A3" office:value-type="string">
            <text:p text:style-name="P8"><text:span text:style-name="T6">F9b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Symmetri</text:span></text:p>
          </table:table-cell>
          <table:table-cell table:style-name="Tabell4.A3" office:value-type="string">
            <text:p text:style-name="P8"><text:span text:style-name="T6">f(t)</text:span></text:p>
          </table:table-cell>
          <table:table-cell table:style-name="Tabell4.A3" office:value-type="string">
            <text:p text:style-name="P8"><text:span text:style-name="T6">2πf(-ω)</text:span></text:p>
          </table:table-cell>
          <table:table-cell table:style-name="Tabell4.A3" office:value-type="string">
            <text:p text:style-name="P8"><text:span text:style-name="T6">F10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Tidsderivering</text:span></text:p>
          </table:table-cell>
          <table:table-cell table:style-name="Tabell4.A3" office:value-type="string">
            <text:p text:style-name="P8"><text:span text:style-name="T6">D[f(t)]</text:span></text:p>
          </table:table-cell>
          <table:table-cell table:style-name="Tabell4.A3" office:value-type="string">
            <text:p text:style-name="P8"><text:span text:style-name="T6">iωf(ω)</text:span></text:p>
          </table:table-cell>
          <table:table-cell table:style-name="Tabell4.A3" office:value-type="string">
            <text:p text:style-name="P8"><text:span text:style-name="T6">F11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Frekvensderivering</text:span></text:p>
          </table:table-cell>
          <table:table-cell table:style-name="Tabell4.A3" office:value-type="string">
            <text:p text:style-name="P8"><text:span text:style-name="T6">-itf(t)</text:span></text:p>
          </table:table-cell>
          <table:table-cell table:style-name="Tabell4.A3" office:value-type="string">
            <text:p text:style-name="P8"><text:span text:style-name="T6">D[f(ω)]</text:span></text:p>
          </table:table-cell>
          <table:table-cell table:style-name="Tabell4.A3" office:value-type="string">
            <text:p text:style-name="P8"><text:span text:style-name="T6">F12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Tidsfaltning </text:span></text:p>
          </table:table-cell>
          <table:table-cell table:style-name="Tabell4.A3" office:value-type="string">
            <text:p text:style-name="P8"><text:span text:style-name="T6">ft*g(t)</text:span></text:p>
          </table:table-cell>
          <table:table-cell table:style-name="Tabell4.A3" office:value-type="string">
            <text:p text:style-name="P8"><text:span text:style-name="T6">fωg(ω)</text:span></text:p>
          </table:table-cell>
          <table:table-cell table:style-name="Tabell4.A3" office:value-type="string">
            <text:p text:style-name="P8"><text:span text:style-name="T6">F13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Frekvensfaltning </text:span></text:p>
          </table:table-cell>
          <table:table-cell table:style-name="Tabell4.A3" office:value-type="string">
            <text:p text:style-name="P8"><text:span text:style-name="T6">ftg(t)</text:span></text:p>
          </table:table-cell>
          <table:table-cell table:style-name="Tabell4.A3" office:value-type="string">
            <text:p text:style-name="P8"><text:span text:style-name="T6">fω*g(ω)2π</text:span></text:p>
          </table:table-cell>
          <table:table-cell table:style-name="Tabell4.A3" office:value-type="string">
            <text:p text:style-name="P8"><text:span text:style-name="T6">F14</text:span></text:p>
          </table:table-cell>
        </table:table-row>
        <table:table-row table:style-name="Tabell4.1">
          <table:table-cell table:style-name="Tabell4.A17" office:value-type="string">
            <text:p text:style-name="P12"/>
          </table:table-cell>
          <table:table-cell table:style-name="Tabell4.A17" office:value-type="string">
            <text:p text:style-name="P14"/>
          </table:table-cell>
          <table:table-cell table:style-name="Tabell4.A17" office:value-type="string">
            <text:p text:style-name="P14"/>
          </table:table-cell>
          <table:table-cell table:style-name="Tabell4.A17" office:value-type="string">
            <text:p text:style-name="P12"/>
          </table:table-cell>
        </table:table-row>
        <table:table-row table:style-name="Tabell4.1">
          <table:table-cell table:style-name="Tabell4.A1" office:value-type="string">
            <text:p text:style-name="P8"><text:span text:style-name="T9">transformpar</text:span></text:p>
          </table:table-cell>
          <table:table-cell table:style-name="Tabell4.A1" office:value-type="string">
            <text:p text:style-name="P11"/>
          </table:table-cell>
          <table:table-cell table:style-name="Tabell4.A1" office:value-type="string">
            <text:p text:style-name="P11"/>
          </table:table-cell>
          <table:table-cell table:style-name="Tabell4.A1" office:value-type="string">
            <text:p text:style-name="P10"/>
          </table:table-cell>
        </table:table-row>
        <table:table-row table:style-name="Tabell4.1">
          <table:table-cell table:style-name="Tabell4.A2" office:value-type="string">
            <text:p text:style-name="P8"><text:span text:style-name="T6">Deltafunktion</text:span></text:p>
          </table:table-cell>
          <table:table-cell table:style-name="Tabell4.A2" office:value-type="string">
            <text:p text:style-name="P8"><text:span text:style-name="T10">δ(t)</text:span></text:p>
          </table:table-cell>
          <table:table-cell table:style-name="Tabell4.A2" office:value-type="string">
            <text:p text:style-name="P8"><text:span text:style-name="T10">1</text:span></text:p>
          </table:table-cell>
          <table:table-cell table:style-name="Tabell4.A2" office:value-type="string">
            <text:p text:style-name="P8"><text:span text:style-name="T6">F15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Derivatan av delta.funk</text:span></text:p>
          </table:table-cell>
          <table:table-cell table:style-name="Tabell4.A3" office:value-type="string">
            <text:p text:style-name="P8"><text:span text:style-name="T10">D(n)[δt]</text:span></text:p>
          </table:table-cell>
          <table:table-cell table:style-name="Tabell4.A3" office:value-type="string">
            <text:p text:style-name="P8"><text:span text:style-name="T10">(iω)n</text:span></text:p>
          </table:table-cell>
          <table:table-cell table:style-name="Tabell4.A3" office:value-type="string">
            <text:p text:style-name="P8"><text:span text:style-name="T6">F16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Exponential</text:span></text:p>
          </table:table-cell>
          <table:table-cell table:style-name="Tabell4.A3" office:value-type="string">
            <text:p text:style-name="P8"><text:span text:style-name="T10">θ(t)e-at</text:span></text:p>
          </table:table-cell>
          <table:table-cell table:style-name="Tabell4.A3" office:value-type="string">
            <text:p text:style-name="P8"><text:span text:style-name="T10">1a+iω (a&gt;0)</text:span></text:p>
          </table:table-cell>
          <table:table-cell table:style-name="Tabell4.A3" office:value-type="string">
            <text:p text:style-name="P8"><text:span text:style-name="T6">F17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Exponential</text:span></text:p>
          </table:table-cell>
          <table:table-cell table:style-name="Tabell4.A3" office:value-type="string">
            <text:p text:style-name="P8"><text:span text:style-name="T10">(1-θ(t))eat</text:span></text:p>
          </table:table-cell>
          <table:table-cell table:style-name="Tabell4.A3" office:value-type="string">
            <text:p text:style-name="P8"><text:span text:style-name="T10">1a-iω (a&gt;0)</text:span></text:p>
          </table:table-cell>
          <table:table-cell table:style-name="Tabell4.A3" office:value-type="string">
            <text:p text:style-name="P8"><text:span text:style-name="T6">F18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Exponential</text:span></text:p>
          </table:table-cell>
          <table:table-cell table:style-name="Tabell4.A3" office:value-type="string">
            <text:p text:style-name="P8"><text:span text:style-name="T10">e-at (a&gt;0)</text:span></text:p>
          </table:table-cell>
          <table:table-cell table:style-name="Tabell4.A3" office:value-type="string">
            <text:p text:style-name="P8"><text:span text:style-name="T10">2aa2+ω2</text:span></text:p>
          </table:table-cell>
          <table:table-cell table:style-name="Tabell4.A3" office:value-type="string">
            <text:p text:style-name="P8"><text:span text:style-name="T6">F19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stegfunktion</text:span></text:p>
          </table:table-cell>
          <table:table-cell table:style-name="Tabell4.A3" office:value-type="string">
            <text:p text:style-name="P8"><text:span text:style-name="T10">θ(t)</text:span></text:p>
          </table:table-cell>
          <table:table-cell table:style-name="Tabell4.A3" office:value-type="string">
            <text:p text:style-name="P8"><text:span text:style-name="T10">πδω+1iω</text:span></text:p>
          </table:table-cell>
          <table:table-cell table:style-name="Tabell4.A3" office:value-type="string">
            <text:p text:style-name="P8"><text:span text:style-name="T6">F20</text:span></text:p>
          </table:table-cell>
        </table:table-row>
        <table:table-row table:style-name="Tabell4.1">
          <table:table-cell table:style-name="Tabell4.A3" office:value-type="string">
            <text:p text:style-name="P8"><text:span text:style-name="T6">Konstant</text:span></text:p>
          </table:table-cell>
          <table:table-cell table:style-name="Tabell4.A3" office:value-type="string">
            <text:p text:style-name="P8"><text:span text:style-name="T10">1</text:span></text:p>
          </table:table-cell>
          <table:table-cell table:style-name="Tabell4.A3" office:value-type="string">
            <text:p text:style-name="P8"><text:span text:style-name="T10">2πδ(ω)</text:span></text:p>
          </table:table-cell>
          <table:table-cell table:style-name="Tabell4.A3" office:value-type="string">
            <text:p text:style-name="P8"><text:span text:style-name="T6">F21</text:span></text:p>
          </table:table-cell>
        </table:table-row>
        <table:table-row table:style-name="Tabell4.1">
          <table:table-cell table:style-name="Tabell4.A3" office:value-type="string">
            <text:p text:style-name="P12"/>
          </table:table-cell>
          <table:table-cell table:style-name="Tabell4.A3" office:value-type="string">
            <text:p text:style-name="P8"><text:span text:style-name="T10">sinΩtπt</text:span></text:p>
          </table:table-cell>
          <table:table-cell table:style-name="Tabell4.A3" office:value-type="string">
            <text:p text:style-name="P8"><text:span text:style-name="T10">θω+Ω-θ(ω-Ω)</text:span></text:p>
          </table:table-cell>
          <table:table-cell table:style-name="Tabell4.A3" office:value-type="string">
            <text:p text:style-name="P8"><text:span text:style-name="T6">F22</text:span></text:p>
          </table:table-cell>
        </table:table-row>
        <table:table-row table:style-name="Tabell4.1">
          <table:table-cell table:style-name="Tabell4.A17" office:value-type="string">
            <text:p text:style-name="P8"><text:span text:style-name="T6">Gaussfunktion</text:span></text:p>
          </table:table-cell>
          <table:table-cell table:style-name="Tabell4.A17" office:value-type="string">
            <text:p text:style-name="P8"><text:span text:style-name="T10">e-t2/(4A)4πA</text:span></text:p>
          </table:table-cell>
          <table:table-cell table:style-name="Tabell4.A17" office:value-type="string">
            <text:p text:style-name="P8"><text:span text:style-name="T10">e-Aω2 (A&gt;0)</text:span></text:p>
          </table:table-cell>
          <table:table-cell table:style-name="Tabell4.A17" office:value-type="string">
            <text:p text:style-name="P8"><text:span text:style-name="T6">F23</text:span></text:p>
          </table:table-cell>
        </table:table-row>
      </table:table>
      <text:p text:style-name="P4"/>
      <text:h text:style-name="P2" text:outline-level="1"><text:soft-page-break/></text:h>
      <text:h text:style-name="P1" text:outline-level="1"><text:span text:style-name="T2">Laplacetransformen</text:span></text:h>
      <text:h text:style-name="Heading_20_2" text:outline-level="2"><text:span text:style-name="T4">Defenition</text:span></text:h>
      <text:p text:style-name="Standard"><text:span text:style-name="T6">Lft=0-∞f(t)e-stdt</text:span></text:p>
      <text:h text:style-name="Heading_20_2" text:outline-level="2"><text:span text:style-name="T4">Beteckning</text:span></text:h>
      <text:p text:style-name="Standard"><text:span text:style-name="T6">Laplacetransform: Lft,F(s)</text:span></text:p>
      <text:p text:style-name="P5"/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 table:style-name="Tabell5.1">
          <table:table-cell table:style-name="Tabell5.A1" office:value-type="string">
            <text:p text:style-name="P8"><text:span text:style-name="T9">Räkneregler</text:span></text:p>
          </table:table-cell>
          <table:table-cell table:style-name="Tabell5.A1" office:value-type="string">
            <text:p text:style-name="P8"><text:span text:style-name="T9">f(t)</text:span></text:p>
          </table:table-cell>
          <table:table-cell table:style-name="Tabell5.A1" office:value-type="string">
            <text:p text:style-name="P8"><text:span text:style-name="T9">F(s)</text:span></text:p>
          </table:table-cell>
          <table:table-cell table:style-name="Tabell5.A1" office:value-type="string">
            <text:p text:style-name="P10"/>
          </table:table-cell>
        </table:table-row>
        <table:table-row table:style-name="Tabell5.1">
          <table:table-cell table:style-name="Tabell5.A2" office:value-type="string">
            <text:p text:style-name="P8"><text:span text:style-name="T6">Definition </text:span></text:p>
          </table:table-cell>
          <table:table-cell table:style-name="Tabell5.A2" office:value-type="string">
            <text:p text:style-name="P8"><text:span text:style-name="T6">f(t)</text:span></text:p>
          </table:table-cell>
          <table:table-cell table:style-name="Tabell5.A2" office:value-type="string">
            <text:p text:style-name="P8"><text:span text:style-name="T6">0-∞f(t)e-stdt</text:span></text:p>
          </table:table-cell>
          <table:table-cell table:style-name="Tabell5.A2" office:value-type="string">
            <text:p text:style-name="P8"><text:span text:style-name="T6">L1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Linearitet</text:span></text:p>
          </table:table-cell>
          <table:table-cell table:style-name="Tabell5.A3" office:value-type="string">
            <text:p text:style-name="P8"><text:span text:style-name="T6">aft+bg(t)</text:span></text:p>
          </table:table-cell>
          <table:table-cell table:style-name="Tabell5.A3" office:value-type="string">
            <text:p text:style-name="P8"><text:span text:style-name="T6">aFs+bG(s)</text:span></text:p>
          </table:table-cell>
          <table:table-cell table:style-name="Tabell5.A3" office:value-type="string">
            <text:p text:style-name="P8"><text:span text:style-name="T6">L2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Dämpning</text:span></text:p>
          </table:table-cell>
          <table:table-cell table:style-name="Tabell5.A3" office:value-type="string">
            <text:p text:style-name="P8"><text:span text:style-name="T6">e-atf(t)</text:span></text:p>
          </table:table-cell>
          <table:table-cell table:style-name="Tabell5.A3" office:value-type="string">
            <text:p text:style-name="P8"><text:span text:style-name="T6">F(s+a)</text:span></text:p>
          </table:table-cell>
          <table:table-cell table:style-name="Tabell5.A3" office:value-type="string">
            <text:p text:style-name="P8"><text:span text:style-name="T6">L3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Fördröjning</text:span></text:p>
          </table:table-cell>
          <table:table-cell table:style-name="Tabell5.A3" office:value-type="string">
            <text:p text:style-name="P8"><text:span text:style-name="T6">ft-Tθ(t-T)</text:span></text:p>
          </table:table-cell>
          <table:table-cell table:style-name="Tabell5.A3" office:value-type="string">
            <text:p text:style-name="P8"><text:span text:style-name="T6">e-sTFs (T&gt;0)</text:span></text:p>
          </table:table-cell>
          <table:table-cell table:style-name="Tabell5.A3" office:value-type="string">
            <text:p text:style-name="P8"><text:span text:style-name="T6">L4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Skalning</text:span></text:p>
          </table:table-cell>
          <table:table-cell table:style-name="Tabell5.A3" office:value-type="string">
            <text:p text:style-name="P8"><text:span text:style-name="T6">fat (a&gt;0)</text:span></text:p>
          </table:table-cell>
          <table:table-cell table:style-name="Tabell5.A3" office:value-type="string">
            <text:p text:style-name="P8"><text:span text:style-name="T6">1aF(sa)</text:span></text:p>
          </table:table-cell>
          <table:table-cell table:style-name="Tabell5.A3" office:value-type="string">
            <text:p text:style-name="P8"><text:span text:style-name="T6">L5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Frekv.derivering</text:span></text:p>
          </table:table-cell>
          <table:table-cell table:style-name="Tabell5.A3" office:value-type="string">
            <text:p text:style-name="P8"><text:span text:style-name="T6">tf(t)</text:span></text:p>
          </table:table-cell>
          <table:table-cell table:style-name="Tabell5.A3" office:value-type="string">
            <text:p text:style-name="P8"><text:span text:style-name="T6">D[-F(s)]</text:span></text:p>
          </table:table-cell>
          <table:table-cell table:style-name="Tabell5.A3" office:value-type="string">
            <text:p text:style-name="P8"><text:span text:style-name="T6">L6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Frekv.derivering n ggr</text:span></text:p>
          </table:table-cell>
          <table:table-cell table:style-name="Tabell5.A3" office:value-type="string">
            <text:p text:style-name="P8"><text:span text:style-name="T6">tnf(t)</text:span></text:p>
          </table:table-cell>
          <table:table-cell table:style-name="Tabell5.A3" office:value-type="string">
            <text:p text:style-name="P8"><text:span text:style-name="T6">(-1)nD(n)[F(s)]</text:span></text:p>
          </table:table-cell>
          <table:table-cell table:style-name="Tabell5.A3" office:value-type="string">
            <text:p text:style-name="P8"><text:span text:style-name="T6">L7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Tidsderivering</text:span></text:p>
          </table:table-cell>
          <table:table-cell table:style-name="Tabell5.A3" office:value-type="string">
            <text:p text:style-name="P8"><text:span text:style-name="T6">D[f(t)]</text:span></text:p>
          </table:table-cell>
          <table:table-cell table:style-name="Tabell5.A3" office:value-type="string">
            <text:p text:style-name="P8"><text:span text:style-name="T6">sFs-f(0-)</text:span></text:p>
          </table:table-cell>
          <table:table-cell table:style-name="Tabell5.A3" office:value-type="string">
            <text:p text:style-name="P8"><text:span text:style-name="T6">L8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Tidsderivering n ggr</text:span></text:p>
          </table:table-cell>
          <table:table-cell table:style-name="Tabell5.A3" office:value-type="string">
            <text:p text:style-name="P8"><text:span text:style-name="T6">D(n)[f(t)]</text:span></text:p>
          </table:table-cell>
          <table:table-cell table:style-name="Tabell5.A3" office:value-type="string">
            <text:p text:style-name="P8"><text:span text:style-name="T6">snFs-k=1nsn-kf(k-1)</text:span><text:span text:style-name="T7">(0-)</text:span></text:p>
          </table:table-cell>
          <table:table-cell table:style-name="Tabell5.A3" office:value-type="string">
            <text:p text:style-name="P8"><text:span text:style-name="T6">L9</text:span></text:p>
          </table:table-cell>
        </table:table-row>
        <table:table-row table:style-name="Tabell5.1">
          <table:table-cell table:style-name="Tabell5.A11" office:value-type="string">
            <text:p text:style-name="P8"><text:span text:style-name="T6">Faltning </text:span></text:p>
          </table:table-cell>
          <table:table-cell table:style-name="Tabell5.A11" office:value-type="string">
            <text:p text:style-name="P8"><text:span text:style-name="T6">ft*g(t)</text:span></text:p>
          </table:table-cell>
          <table:table-cell table:style-name="Tabell5.A11" office:value-type="string">
            <text:p text:style-name="P8"><text:span text:style-name="T6">FsG(s)</text:span></text:p>
          </table:table-cell>
          <table:table-cell table:style-name="Tabell5.A11" office:value-type="string">
            <text:p text:style-name="P8"><text:span text:style-name="T6">L10</text:span></text:p>
          </table:table-cell>
        </table:table-row>
        <table:table-row table:style-name="Tabell5.1">
          <table:table-cell table:style-name="Tabell5.A1" office:value-type="string">
            <text:p text:style-name="P8"><text:span text:style-name="T9">Transformpar </text:span></text:p>
          </table:table-cell>
          <table:table-cell table:style-name="Tabell5.A1" office:value-type="string">
            <text:p text:style-name="P10"/>
          </table:table-cell>
          <table:table-cell table:style-name="Tabell5.A1" office:value-type="string">
            <text:p text:style-name="P10"/>
          </table:table-cell>
          <table:table-cell table:style-name="Tabell5.A1" office:value-type="string">
            <text:p text:style-name="P10"/>
          </table:table-cell>
        </table:table-row>
        <table:table-row table:style-name="Tabell5.1">
          <table:table-cell table:style-name="Tabell5.A2" office:value-type="string">
            <text:p text:style-name="P8"><text:span text:style-name="T6">Sinus </text:span></text:p>
          </table:table-cell>
          <table:table-cell table:style-name="Tabell5.A2" office:value-type="string">
            <text:p text:style-name="P8"><text:span text:style-name="T6">sinat</text:span></text:p>
          </table:table-cell>
          <table:table-cell table:style-name="Tabell5.A2" office:value-type="string">
            <text:p text:style-name="P8"><text:span text:style-name="T6">as2+a2</text:span></text:p>
          </table:table-cell>
          <table:table-cell table:style-name="Tabell5.A2" office:value-type="string">
            <text:p text:style-name="P8"><text:span text:style-name="T6">L11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Cosinus </text:span></text:p>
          </table:table-cell>
          <table:table-cell table:style-name="Tabell5.A3" office:value-type="string">
            <text:p text:style-name="P8"><text:span text:style-name="T6">cosat</text:span></text:p>
          </table:table-cell>
          <table:table-cell table:style-name="Tabell5.A3" office:value-type="string">
            <text:p text:style-name="P8"><text:span text:style-name="T6">ss2+a2</text:span></text:p>
          </table:table-cell>
          <table:table-cell table:style-name="Tabell5.A3" office:value-type="string">
            <text:p text:style-name="P8"><text:span text:style-name="T6">L12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Konstant </text:span></text:p>
          </table:table-cell>
          <table:table-cell table:style-name="Tabell5.A3" office:value-type="string">
            <text:p text:style-name="P8"><text:span text:style-name="T6">1</text:span></text:p>
          </table:table-cell>
          <table:table-cell table:style-name="Tabell5.A3" office:value-type="string">
            <text:p text:style-name="P8"><text:span text:style-name="T6">1s</text:span></text:p>
          </table:table-cell>
          <table:table-cell table:style-name="Tabell5.A3" office:value-type="string">
            <text:p text:style-name="P8"><text:span text:style-name="T6">L13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Exponentialfunktion </text:span></text:p>
          </table:table-cell>
          <table:table-cell table:style-name="Tabell5.A3" office:value-type="string">
            <text:p text:style-name="P8"><text:span text:style-name="T6">e-kt</text:span></text:p>
          </table:table-cell>
          <table:table-cell table:style-name="Tabell5.A3" office:value-type="string">
            <text:p text:style-name="P8"><text:span text:style-name="T6">1s+k</text:span></text:p>
          </table:table-cell>
          <table:table-cell table:style-name="Tabell5.A3" office:value-type="string">
            <text:p text:style-name="P8"><text:span text:style-name="T6">L14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Fördröjd stegfunktion</text:span></text:p>
          </table:table-cell>
          <table:table-cell table:style-name="Tabell5.A3" office:value-type="string">
            <text:p text:style-name="P8"><text:span text:style-name="T6">θt-T,(T≥0)</text:span></text:p>
          </table:table-cell>
          <table:table-cell table:style-name="Tabell5.A3" office:value-type="string">
            <text:p text:style-name="P8"><text:span text:style-name="T6">e-sTs</text:span></text:p>
          </table:table-cell>
          <table:table-cell table:style-name="Tabell5.A3" office:value-type="string">
            <text:p text:style-name="P8"><text:span text:style-name="T6">L15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Rampfunktion </text:span></text:p>
          </table:table-cell>
          <table:table-cell table:style-name="Tabell5.A3" office:value-type="string">
            <text:p text:style-name="P8"><text:span text:style-name="T6">rt=tθ(t)</text:span></text:p>
          </table:table-cell>
          <table:table-cell table:style-name="Tabell5.A3" office:value-type="string">
            <text:p text:style-name="P8"><text:span text:style-name="T6">1s2</text:span></text:p>
          </table:table-cell>
          <table:table-cell table:style-name="Tabell5.A3" office:value-type="string">
            <text:p text:style-name="P8"><text:span text:style-name="T6">L16</text:span></text:p>
          </table:table-cell>
        </table:table-row>
        <table:table-row table:style-name="Tabell5.1">
          <table:table-cell table:style-name="Tabell5.A3" office:value-type="string">
            <text:p text:style-name="P8"><text:span text:style-name="T6">Potens </text:span></text:p>
          </table:table-cell>
          <table:table-cell table:style-name="Tabell5.A3" office:value-type="string">
            <text:p text:style-name="P8"><text:span text:style-name="T6">tk</text:span></text:p>
          </table:table-cell>
          <table:table-cell table:style-name="Tabell5.A3" office:value-type="string">
            <text:p text:style-name="P8"><text:span text:style-name="T6">k!sk+1, k=1,2,3…</text:span></text:p>
          </table:table-cell>
          <table:table-cell table:style-name="Tabell5.A3" office:value-type="string">
            <text:p text:style-name="P8"><text:span text:style-name="T6">L17</text:span></text:p>
          </table:table-cell>
        </table:table-row>
        <table:table-row table:style-name="Tabell5.1">
          <table:table-cell table:style-name="Tabell5.A11" office:value-type="string">
            <text:p text:style-name="P8"><text:span text:style-name="T6">Deltafunktion </text:span></text:p>
          </table:table-cell>
          <table:table-cell table:style-name="Tabell5.A11" office:value-type="string">
            <text:p text:style-name="P8"><text:span text:style-name="T6">δ(t)</text:span></text:p>
          </table:table-cell>
          <table:table-cell table:style-name="Tabell5.A11" office:value-type="string">
            <text:p text:style-name="P8"><text:span text:style-name="T6">1</text:span></text:p>
          </table:table-cell>
          <table:table-cell table:style-name="Tabell5.A11" office:value-type="string">
            <text:p text:style-name="P8"><text:span text:style-name="T6">L18</text:span></text:p>
          </table:table-cell>
        </table:table-row>
      </table:table>
      <text:p text:style-name="P4"/>
      <text:h text:style-name="P2" text:outline-level="1"/>
      <text:h text:style-name="P2" text:outline-level="1"/>
      <text:h text:style-name="P2" text:outline-level="1"/>
      <text:h text:style-name="P1" text:outline-level="1"><text:span text:style-name="T2">Z-transformen</text:span></text:h>
      <text:h text:style-name="Heading_20_2" text:outline-level="2"><text:span text:style-name="T4">Definition</text:span></text:h>
      <text:p text:style-name="Standard"><text:span text:style-name="T6">Z{xn}=n=0∞xnz-n</text:span></text:p>
      <text:h text:style-name="Heading_20_2" text:outline-level="2"><text:span text:style-name="T4">Beteckning</text:span></text:h>
      <text:p text:style-name="Standard"><text:span text:style-name="T6">z-transform: Zxn, X(z)</text:span></text:p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row table:style-name="Tabell6.1">
          <table:table-cell table:style-name="Tabell6.A1" office:value-type="string">
            <text:p text:style-name="P8"><text:span text:style-name="T9">Räkneregler </text:span></text:p>
          </table:table-cell>
          <table:table-cell table:style-name="Tabell6.A1" office:value-type="string">
            <text:p text:style-name="P8"><text:span text:style-name="T9">{xn}n=0∞</text:span></text:p>
          </table:table-cell>
          <table:table-cell table:style-name="Tabell6.A1" office:value-type="string">
            <text:p text:style-name="P8"><text:span text:style-name="T9">X(z)</text:span></text:p>
          </table:table-cell>
          <table:table-cell table:style-name="Tabell6.A1" office:value-type="string">
            <text:p text:style-name="P10"/>
          </table:table-cell>
        </table:table-row>
        <table:table-row table:style-name="Tabell6.1">
          <table:table-cell table:style-name="Tabell6.A2" office:value-type="string">
            <text:p text:style-name="P8"><text:span text:style-name="T6">Definition</text:span></text:p>
          </table:table-cell>
          <table:table-cell table:style-name="Tabell6.A2" office:value-type="string">
            <text:p text:style-name="P8"><text:span text:style-name="T6">xn</text:span></text:p>
          </table:table-cell>
          <table:table-cell table:style-name="Tabell6.A2" office:value-type="string">
            <text:p text:style-name="P8"><text:span text:style-name="T6">n=0∞xnz-n</text:span></text:p>
          </table:table-cell>
          <table:table-cell table:style-name="Tabell6.A2" office:value-type="string">
            <text:p text:style-name="P8"><text:span text:style-name="T6">Z1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Linearitet</text:span></text:p>
          </table:table-cell>
          <table:table-cell table:style-name="Tabell6.A3" office:value-type="string">
            <text:p text:style-name="P8"><text:span text:style-name="T6">axn+b{yn}</text:span></text:p>
          </table:table-cell>
          <table:table-cell table:style-name="Tabell6.A3" office:value-type="string">
            <text:p text:style-name="P8"><text:span text:style-name="T6">aZxn+bZ[{yn}]</text:span></text:p>
          </table:table-cell>
          <table:table-cell table:style-name="Tabell6.A3" office:value-type="string">
            <text:p text:style-name="P8"><text:span text:style-name="T6">Z2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Dämpning</text:span></text:p>
          </table:table-cell>
          <table:table-cell table:style-name="Tabell6.A3" office:value-type="string">
            <text:p text:style-name="P8"><text:span text:style-name="T6">anxn</text:span></text:p>
          </table:table-cell>
          <table:table-cell table:style-name="Tabell6.A3" office:value-type="string">
            <text:p text:style-name="P8"><text:span text:style-name="T6">X(za)</text:span></text:p>
          </table:table-cell>
          <table:table-cell table:style-name="Tabell6.A3" office:value-type="string">
            <text:p text:style-name="P8"><text:span text:style-name="T6">Z3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Derivering</text:span></text:p>
          </table:table-cell>
          <table:table-cell table:style-name="Tabell6.A3" office:value-type="string">
            <text:p text:style-name="P8"><text:span text:style-name="T6">nxn</text:span></text:p>
          </table:table-cell>
          <table:table-cell table:style-name="Tabell6.A3" office:value-type="string">
            <text:p text:style-name="P8"><text:span text:style-name="T6">-zD[X(z)]</text:span></text:p>
          </table:table-cell>
          <table:table-cell table:style-name="Tabell6.A3" office:value-type="string">
            <text:p text:style-name="P8"><text:span text:style-name="T6">Z4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Derivering</text:span></text:p>
          </table:table-cell>
          <table:table-cell table:style-name="Tabell6.A3" office:value-type="string">
            <text:p text:style-name="P8"><text:span text:style-name="T6">(1-n)xn-1σn-1</text:span></text:p>
          </table:table-cell>
          <table:table-cell table:style-name="Tabell6.A3" office:value-type="string">
            <text:p text:style-name="P8"><text:span text:style-name="T6">D[X(z)]</text:span></text:p>
          </table:table-cell>
          <table:table-cell table:style-name="Tabell6.A3" office:value-type="string">
            <text:p text:style-name="P8"><text:span text:style-name="T6">Z5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Faltning </text:span></text:p>
          </table:table-cell>
          <table:table-cell table:style-name="Tabell6.A3" office:value-type="string">
            <text:p text:style-name="P8"><text:span text:style-name="T6">xn*{yn}</text:span></text:p>
          </table:table-cell>
          <table:table-cell table:style-name="Tabell6.A3" office:value-type="string">
            <text:p text:style-name="P8"><text:span text:style-name="T6">XzY(z)</text:span></text:p>
          </table:table-cell>
          <table:table-cell table:style-name="Tabell6.A3" office:value-type="string">
            <text:p text:style-name="P8"><text:span text:style-name="T6">Z6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Förskjutning framåt</text:span></text:p>
          </table:table-cell>
          <table:table-cell table:style-name="Tabell6.A3" office:value-type="string">
            <text:p text:style-name="P8"><text:span text:style-name="T6">xn-kσn-k, (k≥0)</text:span></text:p>
          </table:table-cell>
          <table:table-cell table:style-name="Tabell6.A3" office:value-type="string">
            <text:p text:style-name="P8"><text:span text:style-name="T6">z-kX(z)</text:span></text:p>
          </table:table-cell>
          <table:table-cell table:style-name="Tabell6.A3" office:value-type="string">
            <text:p text:style-name="P8"><text:span text:style-name="T6">Z7</text:span></text:p>
          </table:table-cell>
        </table:table-row>
        <table:table-row table:style-name="Tabell6.1">
          <table:table-cell table:style-name="Tabell6.A9" office:value-type="string">
            <text:p text:style-name="P8"><text:span text:style-name="T6">Förskjutning bakåt</text:span></text:p>
          </table:table-cell>
          <table:table-cell table:style-name="Tabell6.A9" office:value-type="string">
            <text:p text:style-name="P8"><text:span text:style-name="T6">xn+k, (k≥0)</text:span></text:p>
          </table:table-cell>
          <table:table-cell table:style-name="Tabell6.A9" office:value-type="string">
            <text:p text:style-name="P8"><text:span text:style-name="T6">zkXz-j=0k-1xjzk-j</text:span></text:p>
          </table:table-cell>
          <table:table-cell table:style-name="Tabell6.A9" office:value-type="string">
            <text:p text:style-name="P8"><text:span text:style-name="T6">Z8</text:span></text:p>
          </table:table-cell>
        </table:table-row>
        <text:soft-page-break/>
        <table:table-row table:style-name="Tabell6.1">
          <table:table-cell table:style-name="Tabell6.A1" office:value-type="string">
            <text:p text:style-name="P8"><text:span text:style-name="T9">Transformpar </text:span></text:p>
          </table:table-cell>
          <table:table-cell table:style-name="Tabell6.A1" office:value-type="string">
            <text:p text:style-name="P10"/>
          </table:table-cell>
          <table:table-cell table:style-name="Tabell6.A1" office:value-type="string">
            <text:p text:style-name="P10"/>
          </table:table-cell>
          <table:table-cell table:style-name="Tabell6.A1" office:value-type="string">
            <text:p text:style-name="P10"/>
          </table:table-cell>
        </table:table-row>
        <table:table-row table:style-name="Tabell6.1">
          <table:table-cell table:style-name="Tabell6.A2" office:value-type="string">
            <text:p text:style-name="P8"><text:span text:style-name="T6">Enhetssteg</text:span></text:p>
          </table:table-cell>
          <table:table-cell table:style-name="Tabell6.A2" office:value-type="string">
            <text:p text:style-name="P8"><text:span text:style-name="T6">σn</text:span></text:p>
          </table:table-cell>
          <table:table-cell table:style-name="Tabell6.A2" office:value-type="string">
            <text:p text:style-name="P8"><text:span text:style-name="T6">zz-1</text:span></text:p>
          </table:table-cell>
          <table:table-cell table:style-name="Tabell6.A2" office:value-type="string">
            <text:p text:style-name="P8"><text:span text:style-name="T6">Z9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Enhetspuls</text:span></text:p>
          </table:table-cell>
          <table:table-cell table:style-name="Tabell6.A3" office:value-type="string">
            <text:p text:style-name="P8"><text:span text:style-name="T6">δn</text:span></text:p>
          </table:table-cell>
          <table:table-cell table:style-name="Tabell6.A3" office:value-type="string">
            <text:p text:style-name="P8"><text:span text:style-name="T6">1</text:span></text:p>
          </table:table-cell>
          <table:table-cell table:style-name="Tabell6.A3" office:value-type="string">
            <text:p text:style-name="P8"><text:span text:style-name="T6">Z10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Fördröjd enhetspuls</text:span></text:p>
          </table:table-cell>
          <table:table-cell table:style-name="Tabell6.A3" office:value-type="string">
            <text:p text:style-name="P8"><text:span text:style-name="T6">δn-k</text:span></text:p>
          </table:table-cell>
          <table:table-cell table:style-name="Tabell6.A3" office:value-type="string">
            <text:p text:style-name="P8"><text:span text:style-name="T6">z-k</text:span></text:p>
          </table:table-cell>
          <table:table-cell table:style-name="Tabell6.A3" office:value-type="string">
            <text:p text:style-name="P8"><text:span text:style-name="T6">Z11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Exponential</text:span></text:p>
          </table:table-cell>
          <table:table-cell table:style-name="Tabell6.A3" office:value-type="string">
            <text:p text:style-name="P8"><text:span text:style-name="T6">an</text:span></text:p>
          </table:table-cell>
          <table:table-cell table:style-name="Tabell6.A3" office:value-type="string">
            <text:p text:style-name="P8"><text:span text:style-name="T6">zz-a</text:span></text:p>
          </table:table-cell>
          <table:table-cell table:style-name="Tabell6.A3" office:value-type="string">
            <text:p text:style-name="P8"><text:span text:style-name="T6">Z12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Rampfunktion</text:span></text:p>
          </table:table-cell>
          <table:table-cell table:style-name="Tabell6.A3" office:value-type="string">
            <text:p text:style-name="P8"><text:span text:style-name="T6">rn=nσn</text:span></text:p>
          </table:table-cell>
          <table:table-cell table:style-name="Tabell6.A3" office:value-type="string">
            <text:p text:style-name="P8"><text:span text:style-name="T6">z(z-1)2</text:span></text:p>
          </table:table-cell>
          <table:table-cell table:style-name="Tabell6.A3" office:value-type="string">
            <text:p text:style-name="P8"><text:span text:style-name="T6">Z13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Sinus </text:span></text:p>
          </table:table-cell>
          <table:table-cell table:style-name="Tabell6.A3" office:value-type="string">
            <text:p text:style-name="P8"><text:span text:style-name="T6">sinnθ</text:span></text:p>
          </table:table-cell>
          <table:table-cell table:style-name="Tabell6.A3" office:value-type="string">
            <text:p text:style-name="P8"><text:span text:style-name="T6">zsinθz2-2zcosθ+1</text:span></text:p>
          </table:table-cell>
          <table:table-cell table:style-name="Tabell6.A3" office:value-type="string">
            <text:p text:style-name="P8"><text:span text:style-name="T6">Z14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Dämpad sin</text:span></text:p>
          </table:table-cell>
          <table:table-cell table:style-name="Tabell6.A3" office:value-type="string">
            <text:p text:style-name="P8"><text:span text:style-name="T6">ansinnθ</text:span></text:p>
          </table:table-cell>
          <table:table-cell table:style-name="Tabell6.A3" office:value-type="string">
            <text:p text:style-name="P8"><text:span text:style-name="T6">zasinθz2-2zacosθ+a2</text:span></text:p>
          </table:table-cell>
          <table:table-cell table:style-name="Tabell6.A3" office:value-type="string">
            <text:p text:style-name="P8"><text:span text:style-name="T6">Z15</text:span></text:p>
          </table:table-cell>
        </table:table-row>
        <table:table-row table:style-name="Tabell6.1">
          <table:table-cell table:style-name="Tabell6.A3" office:value-type="string">
            <text:p text:style-name="P8"><text:span text:style-name="T6">Cosinus </text:span></text:p>
          </table:table-cell>
          <table:table-cell table:style-name="Tabell6.A3" office:value-type="string">
            <text:p text:style-name="P8"><text:span text:style-name="T6">cosnθ</text:span></text:p>
          </table:table-cell>
          <table:table-cell table:style-name="Tabell6.A3" office:value-type="string">
            <text:p text:style-name="P8"><text:span text:style-name="T6">z(z-cosθ)z2-2zcosθ+1</text:span></text:p>
          </table:table-cell>
          <table:table-cell table:style-name="Tabell6.A3" office:value-type="string">
            <text:p text:style-name="P8"><text:span text:style-name="T6">Z16</text:span></text:p>
          </table:table-cell>
        </table:table-row>
        <table:table-row table:style-name="Tabell6.1">
          <table:table-cell table:style-name="Tabell6.A9" office:value-type="string">
            <text:p text:style-name="P8"><text:span text:style-name="T6">Dämpad cos</text:span></text:p>
          </table:table-cell>
          <table:table-cell table:style-name="Tabell6.A9" office:value-type="string">
            <text:p text:style-name="P8"><text:span text:style-name="T6">ancosnθ</text:span></text:p>
          </table:table-cell>
          <table:table-cell table:style-name="Tabell6.A9" office:value-type="string">
            <text:p text:style-name="P8"><text:span text:style-name="T6">z(z-acosθ)z2-2zacosθ+a2</text:span></text:p>
          </table:table-cell>
          <table:table-cell table:style-name="Tabell6.A9" office:value-type="string">
            <text:p text:style-name="P8"><text:span text:style-name="T6">Z17</text:span></text:p>
          </table:table-cell>
        </table:table-row>
      </table:table>
      <text:p text:style-name="P7"/>
      <text:h text:style-name="P2" text:outline-level="1"/>
      <text:h text:style-name="P2" text:outline-level="1"/>
      <text:h text:style-name="P1" text:outline-level="1"><text:span text:style-name="T2">Taylorserier</text:span></text:h>
      <text:h text:style-name="Heading_20_2" text:outline-level="2"><text:span text:style-name="T4">Definition</text:span></text:h>
      <text:p text:style-name="Standard"><text:span text:style-name="T6">Tfx= k=0nDkf(a)(x-a)kk!=fa+f'ax-a+f''(a)(x-a)22+f3(a)(x-a)36… </text:span></text:p>
      <text:h text:style-name="Heading_20_2" text:outline-level="2"><text:span text:style-name="T4">Beteckningar</text:span></text:h>
      <text:p text:style-name="Standard"><text:span text:style-name="T6">Taylorserie: T[f(x)]</text:span></text:p>
      <text:p text:style-name="P6"/>
      <text:h text:style-name="P1" text:outline-level="1"><text:span text:style-name="T3">MacLaurinserier</text:span></text:h>
      <text:h text:style-name="Heading_20_2" text:outline-level="2"><text:span text:style-name="T5">Definition</text:span></text:h>
      <text:p text:style-name="Standard"><text:span text:style-name="T6">Mfx= k=0nDkf(0)xkk!=f0+f'0x+f''(0)x22+f3(0)x36… </text:span></text:p>
      <text:h text:style-name="Heading_20_2" text:outline-level="2"><text:span text:style-name="T4">Beteckningar</text:span></text:h>
      <text:p text:style-name="Standard"><text:span text:style-name="T6">MacLaurinserie: M[f(x)]</text:span></text:p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row table:style-name="Tabell7.1">
          <table:table-cell table:style-name="Tabell7.A1" office:value-type="string">
            <text:p text:style-name="P9"><text:span text:style-name="T9">funktion</text:span></text:p>
          </table:table-cell>
          <table:table-cell table:style-name="Tabell7.A1" office:value-type="string">
            <text:p text:style-name="P9"><text:span text:style-name="T9">Serie</text:span></text:p>
          </table:table-cell>
          <table:table-cell table:style-name="Tabell7.A1" office:value-type="string">
            <text:p text:style-name="P12"/>
          </table:table-cell>
          <table:table-cell table:style-name="Tabell7.A1" office:value-type="string">
            <text:p text:style-name="P12"/>
          </table:table-cell>
        </table:table-row>
        <table:table-row table:style-name="Tabell7.1">
          <table:table-cell table:style-name="Tabell7.A2" office:value-type="string">
            <text:p text:style-name="P8"><text:span text:style-name="T6">ex</text:span></text:p>
          </table:table-cell>
          <table:table-cell table:style-name="Tabell7.A2" office:value-type="string">
            <text:p text:style-name="P9"><text:span text:style-name="T6">k=0∞xkk!</text:span></text:p>
          </table:table-cell>
          <table:table-cell table:style-name="Tabell7.A2" office:value-type="string">
            <text:p text:style-name="P8"><text:span text:style-name="T6">1+x+x22+x36+x424+…</text:span></text:p>
          </table:table-cell>
          <table:table-cell table:style-name="Tabell7.A2" office:value-type="string">
            <text:p text:style-name="P8"><text:span text:style-name="T6">För alla x</text:span></text:p>
          </table:table-cell>
        </table:table-row>
        <table:table-row table:style-name="Tabell7.1">
          <table:table-cell table:style-name="Tabell7.A3" office:value-type="string">
            <text:p text:style-name="P8"><text:span text:style-name="T6">sinx</text:span></text:p>
          </table:table-cell>
          <table:table-cell table:style-name="Tabell7.A3" office:value-type="string">
            <text:p text:style-name="P9"><text:span text:style-name="T6">k=1∞(-1)k+1x2k-12k-1!</text:span></text:p>
          </table:table-cell>
          <table:table-cell table:style-name="Tabell7.A3" office:value-type="string">
            <text:p text:style-name="P8"><text:span text:style-name="T6">x-x36+x5120-…</text:span></text:p>
          </table:table-cell>
          <table:table-cell table:style-name="Tabell7.A3" office:value-type="string">
            <text:p text:style-name="P8"><text:span text:style-name="T6">För alla x</text:span></text:p>
          </table:table-cell>
        </table:table-row>
        <table:table-row table:style-name="Tabell7.1">
          <table:table-cell table:style-name="Tabell7.A3" office:value-type="string">
            <text:p text:style-name="P8"><text:span text:style-name="T6">cosx</text:span></text:p>
          </table:table-cell>
          <table:table-cell table:style-name="Tabell7.A3" office:value-type="string">
            <text:p text:style-name="P9"><text:span text:style-name="T6">k=0∞(-1)kx2k2k!</text:span></text:p>
          </table:table-cell>
          <table:table-cell table:style-name="Tabell7.A3" office:value-type="string">
            <text:p text:style-name="P8"><text:span text:style-name="T6">1-x22+x424-…</text:span></text:p>
          </table:table-cell>
          <table:table-cell table:style-name="Tabell7.A3" office:value-type="string">
            <text:p text:style-name="P8"><text:span text:style-name="T6">För alla x</text:span></text:p>
          </table:table-cell>
        </table:table-row>
        <table:table-row table:style-name="Tabell7.1">
          <table:table-cell table:style-name="Tabell7.A3" office:value-type="string">
            <text:p text:style-name="P8"><text:span text:style-name="T6">ln(x+1)</text:span></text:p>
          </table:table-cell>
          <table:table-cell table:style-name="Tabell7.A3" office:value-type="string">
            <text:p text:style-name="P9"><text:span text:style-name="T6">k=1∞(-1)k+1xkk</text:span></text:p>
          </table:table-cell>
          <table:table-cell table:style-name="Tabell7.A3" office:value-type="string">
            <text:p text:style-name="P8"><text:span text:style-name="T6">x-x22+x33-…</text:span></text:p>
          </table:table-cell>
          <table:table-cell table:style-name="Tabell7.A3" office:value-type="string">
            <text:p text:style-name="P8"><text:span text:style-name="T6">-1&lt;x≤1</text:span></text:p>
          </table:table-cell>
        </table:table-row>
        <table:table-row table:style-name="Tabell7.1">
          <table:table-cell table:style-name="Tabell7.A3" office:value-type="string">
            <text:p text:style-name="P8"><text:span text:style-name="T6">11-x</text:span></text:p>
          </table:table-cell>
          <table:table-cell table:style-name="Tabell7.A3" office:value-type="string">
            <text:p text:style-name="P9"><text:span text:style-name="T6">k=0∞xk</text:span></text:p>
          </table:table-cell>
          <table:table-cell table:style-name="Tabell7.A3" office:value-type="string">
            <text:p text:style-name="P8"><text:span text:style-name="T6">1+x+x2+x3+…</text:span></text:p>
          </table:table-cell>
          <table:table-cell table:style-name="Tabell7.A3" office:value-type="string">
            <text:p text:style-name="P8"><text:span text:style-name="T6">-1&lt;x&lt;1</text:span></text:p>
          </table:table-cell>
        </table:table-row>
        <table:table-row table:style-name="Tabell7.1">
          <table:table-cell table:style-name="Tabell7.A3" office:value-type="string">
            <text:p text:style-name="P8"><text:span text:style-name="T6">arctanx</text:span></text:p>
          </table:table-cell>
          <table:table-cell table:style-name="Tabell7.A3" office:value-type="string">
            <text:p text:style-name="P9"><text:span text:style-name="T6">k=1∞(-1)k+1x2k-12k-1</text:span></text:p>
          </table:table-cell>
          <table:table-cell table:style-name="Tabell7.A3" office:value-type="string">
            <text:p text:style-name="P8"><text:span text:style-name="T6">x-x33+x55-…</text:span></text:p>
          </table:table-cell>
          <table:table-cell table:style-name="Tabell7.A3" office:value-type="string">
            <text:p text:style-name="P8"><text:span text:style-name="T6">-1&lt;x&lt;1</text:span></text:p>
          </table:table-cell>
        </table:table-row>
        <table:table-row table:style-name="Tabell7.1">
          <table:table-cell table:style-name="Tabell7.A8" office:value-type="string">
            <text:p text:style-name="P8"><text:span text:style-name="T6">(x+1)a</text:span></text:p>
          </table:table-cell>
          <table:table-cell table:style-name="Tabell7.A8" office:value-type="string">
            <text:p text:style-name="P13"/>
          </table:table-cell>
          <table:table-cell table:style-name="Tabell7.A8" office:value-type="string">
            <text:p text:style-name="P8"><text:span text:style-name="T6">1+ax+a(a-1)x22+aa-1(a-2)x36+…</text:span></text:p>
          </table:table-cell>
          <table:table-cell table:style-name="Tabell7.A8" office:value-type="string">
            <text:p text:style-name="P8"><text:span text:style-name="T6">-1&lt;x&lt;1</text:span></text:p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sv" fo:country="SE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529cm" fo:line-height="100%" fo:padding-left="0cm" fo:padding-right="0cm" fo:padding-top="0cm" fo:padding-bottom="0.141cm" fo:border-left="none" fo:border-right="none" fo:border-top="none" fo:border-bottom="0.035cm solid #4f81bd" fo:keep-with-next="always"/>
      <style:text-properties fo:color="#17365d" style:font-name="Cambria1" fo:font-size="26pt" fo:letter-spacing="0.009cm" style:letter-kerning="true" style:font-name-asian="DejaVu Sans" style:font-size-asian="26pt" style:font-name-complex="F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/>
    <style:style style:name="No_20_Spacing" style:display-name="No Spacing" style:family="paragraph"/>
    <style:style style:name="Default_20_Paragraph_20_Font" style:display-name="Default Paragraph Font" style:family="text"/>
    <style:style style:name="Ballongtext_20_Char" style:display-name="Ballongtext Char" style:family="text" style:parent-style-name="Default_20_Paragraph_20_Font"/>
    <style:style style:name="Placeholder_20_Text" style:display-name="Placeholder Text" style:family="text" style:parent-style-name="Default_20_Paragraph_20_Font"/>
    <style:style style:name="Rubrik_20_1_20_Char" style:display-name="Rubrik 1 Char" style:family="text" style:parent-style-name="Default_20_Paragraph_20_Font"/>
    <style:style style:name="Rubrik_20_2_20_Char" style:display-name="Rubrik 2 Char" style:family="text" style:parent-style-name="Default_20_Paragraph_20_Font"/>
    <style:style style:name="Rubrik_20_Char" style:display-name="Rubrik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le anka</meta:initial-creator>
    <dc:creator>Nina</dc:creator>
    <meta:editing-cycles>3</meta:editing-cycles>
    <meta:creation-date>2009-07-23T20:33:00</meta:creation-date>
    <dc:date>2009-07-23T20:48:00</dc:date>
    <meta:editing-duration>PT00H00M06S</meta:editing-duration>
    <meta:generator>OpenOffice.org/3.2$Linux OpenOffice.org_project/320m19$Build-9505</meta:generator>
    <meta:document-statistic meta:table-count="7" meta:image-count="0" meta:object-count="0" meta:page-count="5" meta:paragraph-count="406" meta:word-count="500" meta:character-count="3969"/>
    <meta:template xlink:type="simple" xlink:actuate="onRequest" xlink:title="Normal.dotm" xlink:href=""/>
  </office:meta>
</office:document-meta>
</file>